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80.tif.large.jpg </text:p>
      <text:p text:style-name="P1">%----------------------------------------------------------- </text:p>
      <text:p text:style-name="P1"><text:s/>274 Pawołowe List (1. zt.) powołanje. List swjateho japoštoła Pawoła na Galatizkich. Prěni staw. Wo njewobztajnozći Galatizkich, a Pawołowe japoštołzke zaztojńztwo. </text:p>
      <text:p text:style-name="P1">1. Pawoł, japoštoł (nic wot ludźi ani přez čłowjeka, ale přez Jezom Chrysta a Boha teho Wótca, kiž jeho zbudźił je wot morwych), Scht. 11. 12. Jap. zk. 3, 15. </text:p>
      <text:p text:style-name="P1">2. A wšitcy bratřa, kotřiž při mni su: tym wosadam w Galatizkej zemi. </text:p>
      <text:p text:style-name="P1">3. Hnada budź z wami a měr wot Boha, teho Wótca, a našeho Knjeza Jezom Chrysta, Rom. 1, 7. 1 Kor. 1, 3. Eph. 1, 2. 1 Pětr. 1, 2. 2 Jan. št. 3. </text:p>
      <text:p text:style-name="P1">4. Kiž so sam za naše hrěchi je dał, zo by nas wumóhł wot tuteho nětčišeho złeho swěta po tej woli Božej a našeho Wótca, 1 Tim. 2, 6. Tu. 2, 14. </text:p>
      <text:p text:style-name="P1">5. Kotremuž budź česć wot wěčnosće hač do wěčnosće. (Hamjeń.) </text:p>
      <text:p text:style-name="P1">6. Ja so dźiwam, zo wy so tak skoro daće wotwobroćić wot teho, kiž was je powołał do teje hnady Khryztusoweje, na druhe ewangelion, St. 5, 8. </text:p>
      <text:p text:style-name="P1">7. Kotrež wšak žane druhe njeje: chiba zo někotři su, kotřiž was mola a chcedźa to ewangelion Chrystusowe pšewróćić. Jap. zk. 15, 1. 24. </text:p>
      <text:p text:style-name="P1">8. Ale hdy bychmy tež runje my abo jandźel z njebjes wam ewangelion prědował hinak, jako kotrež my wam prědowali smy, tón budź poklaty. 1 Kor. 16, 22. </text:p>
      <text:p text:style-name="P1">9. Jako nětk prajili smy, tak hišće z nowa praju: jeli zo wam štó ewangelion prěduje hinak, jako kotrež wy dóstali sće, tón budź poklaty. </text:p>
      <text:p text:style-name="P1">10. Prěduju dha ja nětk ludźom abo Bohu k słužbje? Abo steju ja za tym, zo bych so ludźom lubił? Hdy bych ja hišće ludźom so lubił, njebych ja wěsće Chrystusowy wotročk był. 1 Thes. 2;, 4. </text:p>
      <text:p text:style-name="P1">11. K wědźenju pak wam dam, lubi bratřa, zo to ewangelion, kotrež wote mnje prědowane je, njeje člowječne; </text:p>
      <text:p text:style-name="P1">12. Přetož ja to njejsym wot žaneho čłowjeka dóstał ani wuknył, ale přez zjewjenje Jezom Chrysta. </text:p>
      <text:p text:style-name="P1">13. Přetož wy wšak derje sće słyšeli wot mojeho khodźenja njedawno w židowztwje: kak ja přez měru tu wosadu Božu pšezćěhach a ju zahubich, Jap. zk. 9, 1. St. 8, 3. St. 22, 4. St. 26, 9. </text:p>
      <text:p text:style-name="P1">14. A pšibjerach w židowztwje bóle dyžli wjele mojeho runja w mojim narodźe, a běch jara surowy na mojim wótcowskim zakonju. Phil. 3, 6. </text:p>
      <text:p text:style-name="P1">15. Ale jako so Bohu lubješe, kiž mje z mojeje maćerje žiwota je wudźělił a powołał přez swoju smilnosć, </text:p>
      <text:p text:style-name="P1">16. So by wón swojeho Syna w mni zjewił, a zo bych ja přez to ewangelion jeho připowjedźił bjez pohanami: hnydom činjach ja tak a njerosryčach so wo to z ćěłom a z krwju; </text:p>
      <text:p text:style-name="P1">17. Ani njewróćich so do Jerusalema k tym, kotřiž prjedy mje japoštoli běchu, ale wotćežech do Arabizkeje a přińdźech zaso do Damazka. </text:p>
      <text:p text:style-name="P1">18. Potom po třoch lětach přińdźech ja do Jerusalema, zo bych Pětra wohladał, a pobych pjatnaće dnjow pola njeho. Jap. zk. 9, 26. </text:p>
      <text:p text:style-name="P1">19. Tych druhich japoštołow pak njejsym ja žaneho widźił, chiba Jakuba, teho Knjezoweho bratra. </text:p>
      <text:p text:style-name="P1">20. Štož ja pak wam pišu, hlaj, Bóh wě, zo njełžu. Rom. 9, 1. </text:p>
      <text:p text:style-name="P1">21. Potom přińdźech do tych krajow Sirizkich a Zilizizkich. Jap. zk. 9, 30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1.tif.large.jpg </text:p>
      <text:p text:style-name="P1">%----------------------------------------------------------- </text:p>
      <text:p text:style-name="P1"><text:s/>Wopisanje (St. 1. 2.) na Galatizkich. jeho 275 </text:p>
      <text:p text:style-name="P1">22. Ja pak běch njeznajomny z wobliča tym křesćijanskim wosadam w židowskej; </text:p>
      <text:p text:style-name="P1">23. Wone běchu pak jeno słyšałe, zo tón, kotryž nas něhdy pšezćěhaše, prěduje nětk tu wěru, kotruž wón něhdy zahubješe; Jap. zk. 9, 21. </text:p>
      <text:p text:style-name="P1">24. A chwalachu Boha nade mnu. </text:p>
      <text:p text:style-name="P1">2. staw. Pawołowe přirunanje z japoštołami, zwada z Pětrom, prědowanje wo prawdosći wěry. </text:p>
      <text:p text:style-name="P1">1. Potom po štyrnaće lětach ćehnjech ja zaso do Jerusalema horje z Barnabasom a wzach tež Tita k sebi. Jap. zk. 15, 2. </text:p>
      <text:p text:style-name="P1">2. Ja ćehnjech pak horje ze zjewjenja a rosryčach so z nimi wo to ewangelion, kotrež ja prěduju bjez pohanami, wosebje pak z tymi, kotřiž běchu w česći dźerženi, tak zo bych snadnje podarmo njeběhał abo njebych běžał. </text:p>
      <text:p text:style-name="P1">3. Přetož ani tež Titus njebu pšinućeny, zo by so dał wobrězać, kotryž zo mnu běše, hač wón runje Grichizki běše. </text:p>
      <text:p text:style-name="P1">4. Přetož jako někotři falšni bratřa so běchu zkhroblili a pódla nutř zašli, zo bychu wobhonili našu frejotu, kotruž mamy w Chrystusu Jezusu, zo bychu nas jatych wzali; Jap. zk. 15, 24. </text:p>
      <text:p text:style-name="P1">5. Njewuztupichmy my tym samym tež nic na štundu, jako chcyli jim poddani być, zo by prawda teho ewangelija pola was wostała. </text:p>
      <text:p text:style-name="P1">6. Wot tych pak, kotřiž běchu w česći dźerženi, njech su byli něhdy, kajzyž su chcyli, mje ničo njenaztupa; přetož Bóh njepohlada na člowjezku paršonu. Mje ći sami, kotřiž w česći běchu, ničo druhe njejsu nawučili; Jap. zk. 10, 34. </text:p>
      <text:p text:style-name="P1">7. Ale zaso, hdyž widźichu, zo mi to ewangelion běše dowěrjene na to njewobrězanje, runje jako Pětrej to ewangelion na to wobrězanje, Jap. zk. 13, 46. N. t. </text:p>
      <text:p text:style-name="P1">8. (Přetož tón, kotryž z Pětrom je mócny byłk japoštołzkemu hamtej bjez tymi wobrězanymi, tón je zo mnu tež mócny był bjez pohanami); </text:p>
      <text:p text:style-name="P1">9. A tež póznachu tu hnadu, kotraž mi data běše, Jakub a Kephas a Jan, kotrychž woni za ztołpy mějachu; podachu woni mi a Barnabasej prawu ruku na towaŕztwo, tak zo bychmój mój bjez pohanami prědowałaj, a woni bjez wobrězanymi; </text:p>
      <text:p text:style-name="P1">10. Jeno zo bychmój chudych wopomniłaj, wo čož ja so tež swěrnje sym ztarał, zo bych to činił. Jap. zk. 11, 30. </text:p>
      <text:p text:style-name="P1">11. Jako pak Pětr do Antiochije přińdźe, pšećiwich ja so jemu bjez woči; přetož zkóržba běše na njeho přišła. </text:p>
      <text:p text:style-name="P1">12. Přetož prjedy, dyžli někotři wot Jakuba přińdźechu, jědźiše wón z pohanami; jako pak woni přińdźechu, woteńdźe a wotdźěli wón so, teho dla, zo so tych boješe, kotřiž běchu z wobrězanja; </text:p>
      <text:p text:style-name="P1">13. A chodźachu z nim błudnje tež druzy Židźa, tak zo tež Barnabas z nimi bu do jich błuda zawjedźeny. </text:p>
      <text:p text:style-name="P1">14. Ale jako ja widźich, zo woni prozće njekhodźachu po prawdźe teho ewangelija, dźach ja k Pětrej přede wšěmi zjawnje: Jeli zo ty, kiž ty Žid sy, po póhanzku so zadźeržiš a nic po židowsku, čoho dla dha pohanow nućiš, zo bychu po židowsku so zadźerželi? 1 Tim. 5, 20. </text:p>
      <text:p text:style-name="P1">15. Hač runje my z pširodźenja židźi, a nic hrěšnicy z pohanow smy, </text:p>
      <text:p text:style-name="P1">16. Dha wšak wěmy, zo čłowjek přez zakonja skutk prawy činjeny njebudźe, ale přez wěru do Jezom Chrysta; teho dla wěrimy my tež do Chrystusa Jezusa, tak zo bychmy prawi byli přez tu wěru do Chrysta, a nic přez teho zakonja skutk; přetož přez teho 18 (oo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2.tif.large.jpg </text:p>
      <text:p text:style-name="P1">%----------------------------------------------------------- </text:p>
      <text:p text:style-name="P1"><text:s/>276 žiwjenja. List (2. 3. zt.) Prawychčinjenje. zakonja skutk njebudźe žane ćěło prawe. Rom. 3, 28. St. 4, 5. St. 11, 6. </text:p>
      <text:p text:style-name="P1">17. Dyrbjeli my pak, kiž pytamy přez Chrysta prawi činjeni być, tež hišće sami hrěšnicy namakani być, dha by Chrystus hrěcha słužomnik był. Bóh to njedaj! Rom. 3, 24. </text:p>
      <text:p text:style-name="P1">18. Přetož hdyž ja to, štož sym rosłamał, zaso twarju, dha so sam pšeztupnik činju. </text:p>
      <text:p text:style-name="P1">19. Ja sym pak přez zakoń zakonjej wumrěł, zo bych Bohu žiwy był; ja sym z Khryztusom křižowany. </text:p>
      <text:p text:style-name="P1">20. Ja sym pak tola žiwy; nic pak ja, ale Chrystus je žiwy w mni. A štož nětk žiwy sym w ćěle, to sym žiwy we wěrje do teho Syna Božeho, kiž mje je lubował a so sam za mnje dał. </text:p>
      <text:p text:style-name="P1">21. Ja njećizkam preč tu hnadu Božu; přetož jeli zo přez zakoń ta prawdosć přińdźe, dha je Chrystus zawěsće podarmo wumrěł. Rom. 4, 14. </text:p>
      <text:p text:style-name="P1">3. staw. Prawdosć wěry wobtwjerdźena, prawe wužiwanje zakonja pokazane. </text:p>
      <text:p text:style-name="P1">1. O njerozomni Galatizzy, štó je was wobkuzłował, zo tej prawdźe njejsće posłušni? Kotrymž Chrystus před wočomaj molowany běše a nětk bjez wami je křižowany. </text:p>
      <text:p text:style-name="P1">2. To jene bych ja rad wot was chcył nawuknyć: hač sće wy teho Ducha dóstali přez zakonja skutk abo přez to prědowanje wot wěry? Jap. zk. 2, 38. </text:p>
      <text:p text:style-name="P1">3. Sće wy tak njemudri? W duchu sće wy započeli, chceće dha nětk w ćěle jo dokonjeć? </text:p>
      <text:p text:style-name="P1">4. Sće wy dha tak wjele podarmo ćerpili? jeli zo tež podarmo je. </text:p>
      <text:p text:style-name="P1">5. Kotryž wam teho dla nětk teho ducha dawa a čini tajke skutki bjez wami, čini wón to přez teho zapšes nje žiwy. konja skutk abo přez prědowanje wot teje wěry? Rom. 10, 8. </text:p>
      <text:p text:style-name="P1">6. Runje jako Abraham je Bohu wěrił, a to je jemu přicpěte k prawdosći. 1 Mójz. 15, 6. Rom. 4, 3. Jak. 2, 23. </text:p>
      <text:p text:style-name="P1">7. Tuž tež wy nětk póznajće, zo kotřiž teje wěry su, tajcy su Abrahamowe dźěći. </text:p>
      <text:p text:style-name="P1">8. Pismo pak, prjedy widźiwši to, zo Bóh pohanow přez wěru prawych čini, přinjese wone Abrahamej te wjesełe powěsće prjedy: We tebi dyrbja wšitcy póhanjo požohnowani być. 1 Mójz. 12, 3. St. 18, 18. St. 22, 18. </text:p>
      <text:p text:style-name="P1">9. A teho dla budźa ći, kotřiž teje wěry su, z tym wěrnym Abrahamom požohnowani. </text:p>
      <text:p text:style-name="P1">10. Kotřiž pak ze skutkami teho zakonja wokoło chodźa, tajcy su pod poklećom. Přetož pisane steji: Poklaty je kóždy, kotryž njewostanje we wšitkim tym, štož pisane je w knihach teho zakonja, zo by wón to činił. 5 Mójz. 27, 26. </text:p>
      <text:p text:style-name="P1">11. So pak přez zakoń nichtó prawy njebudźe před Bohom, je zjawne; přetož prawy budźe po swojej wěrje žiwy. Hab. 2, 4. Rom. 1, 17. Hebr. 10, 38. </text:p>
      <text:p text:style-name="P1">12. Zakoń pak njeje z teje wěry; ale čłowjek, kotryž to čini, budźe 3 Mójz. 18, 5. </text:p>
      <text:p text:style-name="P1">13. Chrystus je nas pak wumóhł z pokleća teho zakonja, jako wón za nas pokleće bu sčinjeny (přetož pisane zte-ji: Poklaty je kóždy, štóž na drjewje wisy): Rom. 8, 3. 5 Mójz. 21, 23. </text:p>
      <text:p text:style-name="P1">14. Tak zo by to požohnowanje Abrahamowe bjez pohanow přišło w Chrystusu Jezusu, a my tak teho slubjeneho Ducha dóstali přez wěru. 1 Mójz. 12, 3. </text:p>
      <text:p text:style-name="P1">15. Lubi bratřa, ja chcu po čłoróskim wašnju rěčeć: Wšak nichtó člorózke wotkazanje njezazpi, hdyž je wobtwjerdźene, a tež ničo k temu njepšiztaji. Hebr. 9, 17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3.tif.large.jpg </text:p>
      <text:p text:style-name="P1">%----------------------------------------------------------- </text:p>
      <text:p text:style-name="P1"><text:s/>Zakoń. (St. 3 4.) na Galatizkich. Wumoženje wot 277 </text:p>
      <text:p text:style-name="P1">16. Abrahamej pak je tón slub ryčany a jeho symjenju. Wón njepraji: přez symjenja, jako přez wjele; ale jako přez jene, přez twoje symjo, kotrež je Chrystus. 1 Mójz. 22, 18. </text:p>
      <text:p text:style-name="P1">17. Ja pak to praju, zo to wotkazanje, kotrež wot Boha je prjedy wobtwjerdźene na Chrysta, njebudźe přez zakoń, kiž hakle po štyrjoch ztach a třiceći lětach so spočał je, zahubjene, zo tón slub dyrbjał pšeztać. 2 Mójz. 12, 40. </text:p>
      <text:p text:style-name="P1">18. Přetož hdy by to herbstwo přez zakoń zasłužene było, njeby wone přez slub date było. Bóh pak je to Abrahamej přez slub z hnady dał. Rom. 4, 13. </text:p>
      <text:p text:style-name="P1">19. Što dha dyrbi zakoń? Wón je pšeztupjenjow dla pšiztajeny, hač by to symjo přišło, kotremuž so tón slub stał je, a je wuztajeny wot jandźelow přez ruku teho srědnika. </text:p>
      <text:p text:style-name="P1">20. Ssrědnik pak njeje jeneho; Bóh pak je jedyn. 5 Mójz. 4, 39. St. 6, 4. </text:p>
      <text:p text:style-name="P1">21. Kak? Je dha tón zakoń přećiwo Božemu slubej? Bóh to njedaj! Hdy by pak zakoń daty był, kotryž by mohł žiwych sčinić, dha by zawěsće prawdosć přišła z teho zakonja; Rom. 8, 2. 3. 4. </text:p>
      <text:p text:style-name="P1">22. Ale pismo je wšitko pod hrěch wobzankło, tak zo by tón slub přišoł přez wěru do Jezom Chrysta a daty był wěrjazym. Rom. 3, 9. St. 11, 32. Gal. 3, 14. 26. Tekst na 1. njedźelu po třoch kralach. IV. </text:p>
      <text:p text:style-name="P1">23. Prjedy pak dyžli wěra přińdźe, běchmy pod zakonjom dźerženi a zawrjeni na tu wěru, kotraž so zjewić měješe. </text:p>
      <text:p text:style-name="P1">24. A je tak tón zakoń naš pězton był na Chrysta, zo bychmy přez wěru prawi byli; gRom. 10, 4. </text:p>
      <text:p text:style-name="P1">25. Nětko pak, hdyž wěra přišła je, njejsmy my wjazy pod pěztonom. </text:p>
      <text:p text:style-name="P1">26. Přetož wy sće wšitcy Bože dźěći přez tu wěru w Chrystusu Jezusu; Jan. 1, 12. </text:p>
      <text:p text:style-name="P1">27. Přetož kaž wjele was na Chrysta kšćenych je, ći sće so Chrysta woblekli. Rom. 6, 3. Rom. 13, 14. </text:p>
      <text:p text:style-name="P1">28. Tu njeje žadyn žid ani Gricha, tu njeje žadyn wotročk ani frejny, tu njeje žadyn muž ani žona; přetož wy sće wšitcy jedyn w Chrystusu Jezusu. 1 Kor. 12, 13. </text:p>
      <text:p text:style-name="P1">29. Sće-li wy pak Chrystusowi, dha sće ždyn Abrahamowe symjo a po slubje herbojo.) Rom. 9, 7. </text:p>
      <text:p text:style-name="P1">4. staw. Wumoženje wot zakonja a dalše wułoženje prawdosće wěry. Epistola na njedźelu po hodźoch. </text:p>
      <text:p text:style-name="P1">1. [Ja praju pak, tak dołho, jako herba dźěćo je, njeje bjez nim a bjez wotročkom žane rozdźělenje, hač wón runje knjez wšitkich kubłow je; </text:p>
      <text:p text:style-name="P1">2. Ale wón je pod fórmindami a zaztojnikami, hač na postajeny čas wot nana. </text:p>
      <text:p text:style-name="P1">3. Tak tež my, hdyž smy dźěći byli, běchmy my pod zwonkomnymi wuztawkami wotročcy sčinjeni; Kol. 2, 20. </text:p>
      <text:p text:style-name="P1">4. Jako pak tón čas bě dopjelnjeny, pósła Bóh swojeho Syna, narodźeneho wěrneho čłowjeka wot žónzkeje a zakonju poddaneho, 1 Mójz. 49, 10. </text:p>
      <text:p text:style-name="P1">5. So by wón tych, kotřiž pod zakonjom běchu, wumóhł, tak, zo bychmy dźěćace prawo zaso dóstali. St. 3, 13. </text:p>
      <text:p text:style-name="P1">6. Dokelž pak dźěći sće, dha je Bóh pósłał teho Ducha swojeho Syna do wašich wutrobow, tón woła: Abba, luby Wótče! Rom. 8, 15. </text:p>
      <text:p text:style-name="P1">7. Nětk teho dla tudy žadyn wotročk wjazy njeje, ale lute dźěći. Su-li pak dźěći, dha su tež herbojo Boži přez Chrystusa. Rom. 8, 17. 18*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4.tif.large.jpg </text:p>
      <text:p text:style-name="P1">%----------------------------------------------------------- </text:p>
      <text:p text:style-name="P1"><text:s/>278 zakonja. List (4. zt.) Galatizkich njewobztajnozć. </text:p>
      <text:p text:style-name="P1">8. Ale tehdy pak, jako wy Boha njeznaješće, słužešće wy tym, kotřiž woprawdźe bohojo njejsu; ; 1 Kor. 12, 2. </text:p>
      <text:p text:style-name="P1">9. Nětk pak, hdyž sće Boha póznali, abo wjele wjazy wy wot Boha sće póznaći; kak dha wy so zaso wobroćiće k tym słabym a chudym wuztawkam, kotrymž wy z nowoh' słužić chceće? </text:p>
      <text:p text:style-name="P1">10. Wy dźeržiće dny a měsacy a swjate časy a lěta. Rom. 14, 5. </text:p>
      <text:p text:style-name="P1">11. Ja boju so wo was, zo bych snadź podarmo bjez wami so njeprózował. </text:p>
      <text:p text:style-name="P1">12. Budźće wšak tajcy, jako ja; přetož ja sym tež tajki, jako wy. Lubi bratřa, ja prošu was: wy mi žaneje kšiwdy njejsće činili. </text:p>
      <text:p text:style-name="P1">13. Přetož wy wěsće, zo wam w słabozći teho ćěła to ewangelion sym prědował najprjedy. </text:p>
      <text:p text:style-name="P1">14. A moje přećiwnosće, kotrež ja ćerpju na mojim ćěle, njejsće wy zazpili ani zaničowali; ale jako jandźela Božeho wzašće wy mje horje, haj jako Chrystusa Jezusa. Mal. 2, 7. </text:p>
      <text:p text:style-name="P1">15. Kak běšće wy teho dla tehdy tak zbóžni! Ja wam swědču, zo, hdy budźiše móžno było, wy budźišće swojej woči wutorhali a budźišće je mi dali. </text:p>
      <text:p text:style-name="P1">16. Sym dha so tak waš njepšećel sčinił, hdyž wam prawdu praju? Amos 5, 10. </text:p>
      <text:p text:style-name="P1">17. Woni su surowi wo was, nic pak pěknje; ale z tym woni chcedźa dokonjeć, zo byšće wy wote mnje wotpanuli a jich lubowali. </text:p>
      <text:p text:style-name="P1">18. Dobre pak je, surowy być, hdyž so jeno přeco stanje wo dobre, a nic jeno, hdyž sam při was sym. </text:p>
      <text:p text:style-name="P1">19. Moje lube dźěćatka, kotrež ja z nowoh z bolosću porodźu, hač by Chrystus we was swoje byće dóstał. 1 Kor. 4, 15. </text:p>
      <text:p text:style-name="P1">20. Ja pak chcył, zo bych nětk pola was był a zo bych swój hłós mohł pšeměnić; přetož ja njewěm, kak z wami je. </text:p>
      <text:p text:style-name="P1">21. Powěsće mi, kotřiž wy pod zakonjom chceće być: njejsće wy zakoń słyšeli? St. 3, 25. </text:p>
      <text:p text:style-name="P1">22. Přetož pisane je, zo Abraham dweju synow měješe, jeneho wot dźowki a druheho wot frejneje. 1 Mójz. 16, 15. St. 21, 2. </text:p>
      <text:p text:style-name="P1">23. Ale tón, kotryž wot dźowki běše, je so po ćěle narodźił; tón pak wot frejneje je so přez slub narodźił. Jan. 8, 39. Gal. 4, 28. </text:p>
      <text:p text:style-name="P1">24. Te słowa maja něšto na sebi; přetož to staj taj dwaj zakonjej, jedyn z hory Sinai, kiž nas k słužbje porodźi, a je ta Hagar; </text:p>
      <text:p text:style-name="P1">25. Přetož Hagar je we Arabizkej ta hora Sinai a dosahnje hač do Jerusalema, kotrež w nětčišim času je, a słuži ze swojimi dźěćimi. </text:p>
      <text:p text:style-name="P1">26. Ale to Jerusalem, kotrež horkach je, to je ta frejna, kiž je naša wšitkich mać. Zjew. 3, 12. St. 21, 2. 10. </text:p>
      <text:p text:style-name="P1">27. Přetož pisane steji: Sraduj so, ty njepłódna, kiž njeporodźiš; zjero so a wyzkaj, kotraž ty samodruha njejsy; přetož ta, kiž sama lutka je, ma wjele wjazy dźěći, dyžli ta, kiž muža ma. Jez. 54, 1. </text:p>
      <text:p text:style-name="P1">28. My pak, lubi bratřa, smy z Jzaakom dźěći po tym slubje. Rom. 9, 7. 8. </text:p>
      <text:p text:style-name="P1">29. Ale runje kaž tehdy tamny, kiž so po ćěle bě narodźił, pšezćěhaše teho, kiž so po duchu bě narodźił, tak tež nětk so stanje. 1 Mójz. 21, 9. </text:p>
      <text:p text:style-name="P1">30. Ale što praji pismo? Wuztorkaj dźowku z jejnym synom; přetož dźowzyny syn njedyrbi herbować ze synom teje frejneje. 1 Mójz. 21, 10. 12. </text:p>
      <text:p text:style-name="P1">31. Teho dla, lubi bratřa, njejsmy my teje dźowki dźěći, ale teje frejneje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5.tif.large.jpg </text:p>
      <text:p text:style-name="P1">%----------------------------------------------------------- </text:p>
      <text:p text:style-name="P1"><text:s/>Kšezć. swoboda. (St. 5. 6.) na Galatizkich. Płody 279 </text:p>
      <text:p text:style-name="P1">5. staw. Napominanje k prawemu wužiwanju křesćanskeje swobody a k dobrym skutkam. </text:p>
      <text:p text:style-name="P1">1. Stejće teho dla w tej frejoće, z kotrejž nas Chrystus je frej sčinił, a njepodawajće so z nowa do teho wotročkoweho zpšaha zapšahnuć. Jan. 8, 32. </text:p>
      <text:p text:style-name="P1">2. Hlaj, ja, Pawoł, praju wam: Budźeće-li so dać wobrězać, dha wam Chrystus ničo wušny njeje. Jap. zk. 15, 1. </text:p>
      <text:p text:style-name="P1">3. A zaso wobswědču ja kóždemu čłowjekej, kiž so da wobrězać, zo tón je winojty, wšón zakoń dźeržeć. </text:p>
      <text:p text:style-name="P1">4. Wy sće Chrysta zhubili, kotřiž wy přez zakoń chceće prawi činjeni być; wy sće wupanuli z hnady. St. 2, 21. </text:p>
      <text:p text:style-name="P1">5. My pak wočakamy w duchu přez wěru teje prawdosće, kotrejež so nadźeć mamy. 2 Tim. 4, 8. </text:p>
      <text:p text:style-name="P1">6. Přetož w Chrystusu Jezusu njepłaći ani wobrězanje, ani njewobrězanje, ale ta wěra, kotraž přez lubosć je dźěława. 1 Kor. 7, 10. </text:p>
      <text:p text:style-name="P1">7. Wy běžešće derje; štó je was zatorhnył, zo byšće prawdźe njeposłuchali? St. 3, 1. 1 Kor. 9, 24. </text:p>
      <text:p text:style-name="P1">8. Tajke naryčenje njeje z teho, kiž was je powołał. St. 1, 6. </text:p>
      <text:p text:style-name="P1">9. Kuzk kwasa pšekiše wšitko ćěsto. 1 Kor. 5, 6. </text:p>
      <text:p text:style-name="P1">10. Ja mam nadźiju k wam w tym Knjezu, zo wy ničo hinak myslić njebudźeće. Štóž was pak zamoli, tón ponjese swój sud, njech je, h chce. Kor. 2, 3. St. 8, 22. </text:p>
      <text:p text:style-name="P1">11. Ja pak, lubi bratřa, jeli zo to wobrězanje hišće prěduju, čoho dla dha ja hišće přećiwnosć ćerpju? Dha by to pohóršenje teho křiža pšeztało. 1 gor. 1, 23. </text:p>
      <text:p text:style-name="P1">12. O zo bychu tež tajcy wukorjenjeni byli, kotřiž wam njepokoj činja! </text:p>
      <text:p text:style-name="P1">13. Přetož wy, lubi bratřa, sće k frejoće powołani; ale hladajće so jeno, zo byšće přez frejotu temu ćěłu města njedali, ale přez lubosć słuž jedyn druhemu. 1 Kor. 8, 9. </text:p>
      <text:p text:style-name="P1">14. Přetož wšitkón zakoń budźe w jednym słowje dopjelnjeny, to je w tym: Lubuj swojeho bližšeho jako sam so. z Měójz. 19, 18. </text:p>
      <text:p text:style-name="P1">15. Jeli zo wy so pak bjez sobu kusaće a žerjeće, tuž so hladajće, zo byšće jedyn wot druheho zkaženi njebyli. 2 Kor. 12, 20. </text:p>
      <text:p text:style-name="P1">16. Ja praju pak: Khodźće w duchu, dha njebudźeće teho ćěła žadozće dokonjeć. Rom. 6, 12. </text:p>
      <text:p text:style-name="P1">17. Přetož ćěło požada přećiwo duchu, a duch přećiwo ćěłu; taj pak staj sebi pšećiwnaj, tak zo wy to nječiniće, štož chceće. </text:p>
      <text:p text:style-name="P1">18. Jeli zo pak was tón duch wje-. dźe, dha njejsće wy pod zakonjom. </text:p>
      <text:p text:style-name="P1">19. Sjawne su pak skutki teho ćěła, kotrež te su: Mandźelztwołamanje, kurwarstwo, nječiztozć, njepózćiwozć, 1 Kor. 6, 9. </text:p>
      <text:p text:style-name="P1">20. Pšibójztwo, kuzłowanje, njepšećelztwo, zwada, surowosć, hněwanje, poswarki, roztorki, kezaŕztwo, </text:p>
      <text:p text:style-name="P1">21. Sawizć, mordowanje, wopiłztwo, wobžranztwo a tym podobne wěcy, wot kotrychž ja wam prjedy praju, kaž tež wam prjedy prajił sym, zo, kotřiž tajke činja, njebudźa Bože kralestwo herbować. Luk. 21, 34. 1 Kor. 6, 9. 10. </text:p>
      <text:p text:style-name="P1">22. Tón płód pak teho ducha je lubosć, wjesełosć, měr, sćerpliwosć, luboznozć, dobroćiwosć, wěra, Eph. 5, 9. </text:p>
      <text:p text:style-name="P1">23. Cźichozć, pózćiwozć. Přećiwo tajkim njeje zakoń. </text:p>
      <text:p text:style-name="P1">24. Kotřiž pak Chrystusej pšisłušeju, ći kšižuja swoje ćěło z tymi lóštami a žadozćemi. 1 Kor. 15, 23. </text:p>
      <text:p text:style-name="P1">6. staw. Cźicha mysl a dobroćiwosć dyrbi so wopokazać. Epistola na 15. njedźelu po swj. Trojicy. </text:p>
      <text:p text:style-name="P1">25. [Smy-li w duchu žiwi, dha khodźmy tež w duchu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6.tif.large.jpg </text:p>
      <text:p text:style-name="P1">%----------------------------------------------------------- </text:p>
      <text:p text:style-name="P1"><text:s/>280 ćěła List na Galatizkich. (6. zt.) a ducha. </text:p>
      <text:p text:style-name="P1">26. Njebudźmy prózdneje česće lakomni, hdźež jeno jedyn druheho wabimy a sebi bjez sobu zawidźimy. Phil. 2, 3. St. 6. Scht. 1. Lubi bratřa, hdy by něhdźe čłowjek wot někajkeho pada pšekhwatany był, dha pomhajće jemu zaso horje z ćichim duchom, kiž wy „duchowni sće. A pohladaj sam na so, zo by tež spytany njebył. Mat. 18, 15. </text:p>
      <text:p text:style-name="P1">2. Njech jedyn njese teho druheho wobćežnozć, dha budźeće wy tak tón zakoń Chrystusowy dopjelnić. Rom. 14, 1. </text:p>
      <text:p text:style-name="P1">3. Jeli zo so pak někomu zda, zo wón něšto je, kiž wón wšak ničo njeje, tajki zjebje so sam w swojich myslach; Jak. 1, 26. </text:p>
      <text:p text:style-name="P1">4. Kóždy pak njech zpyta swój skutk, a tehdy budźe wón chwalbu měć sam na sebi, a nic na druhim; 1 Kor. 11, 28. </text:p>
      <text:p text:style-name="P1">5. Přetož kóždy budźe swoje brěmjo njesć. 1 Kor. 3, 8. 2 Kor. 5, 10. </text:p>
      <text:p text:style-name="P1">6. Štóž pak rozwučeny budźe z Božim słowom, tón wudźěl wšelku dobrotu temu, kiž jeho roswučuje. Epistola na 24. njedźelu po swj. Trojicy. </text:p>
      <text:p text:style-name="P1">7. Njemolće so, Bóh so njeda za směch měć. Přetož štož čłowjek syje, to budźe wón tež žnjeć. 1 Kor. 6, 9. </text:p>
      <text:p text:style-name="P1">8. Štóž na swoje ćěło syje, tón budźe wot ćěła skaženje žnjeć. Štóž pak na ducha syje, tón budźe wot ducha žnjeć wěčne žiwjenje. Přisł. 22, 8. </text:p>
      <text:p text:style-name="P1">9. Njedajće nam pak při našim dobrym činjenju wuztać; přetož w swojim času budźemy tež žnjeć bjez pšeztaća. 2 Thes. 3, 13. </text:p>
      <text:p text:style-name="P1">10. Teho dla, dokelž nětk čas mamy, dha čińmy dobrotu na wšitkich ludźoch, najwjacy pak nad tymi, kiž našeje wěry su.) </text:p>
      <text:p text:style-name="P1">11. Hladajće, kak z wjele słowami sym ja wam pisał ze swojej ruku. </text:p>
      <text:p text:style-name="P1">12. Kotřiž so chcedźa zpodobni činić po tym ćěle, tajcy nuća was, zo byšće so wobrězali, jeno zo bychu woni Chrystusoweho křiža dla njetrjebali přesćěhanje ćerpić. Phil. 3, 18. </text:p>
      <text:p text:style-name="P1">13. Přetož ani woni sami, kotřiž so dadźa wobrězać, njezakhowaju zakoń; ale chcedźa, zo byšće wy byli wobrězani, tak zo bychu so woni z wašeho ćěła khwalili. Jap. zk. 15, 10. </text:p>
      <text:p text:style-name="P1">14. Ale njedaj, Božo, zo bych so ja něšto chwalił, chiba jeno w křižu našeho Knjeza Jezom Chrysta, přez kotrehož mi tež swět je křižowany a ja swětej. Jer. 9, 24. 1 Kor. 1, 31. </text:p>
      <text:p text:style-name="P1">15. Přetož w Chrystusu Jezusu njepłaći ničo ani wobrězanje ani njewobrězanje, ale nowe stworjenje. </text:p>
      <text:p text:style-name="P1">16. A kotřiž po tutym puću chodźa, nad tymi budź měr a smilnosć a na tym Israelu Božim. </text:p>
      <text:p text:style-name="P1">17. Tam dale nječiń mi nichtó wjazy prócy; přetož ja njesu te błuzny teho Knjeza Jezom Chrysta na swojim ćěle. </text:p>
      <text:p text:style-name="P1">18. Ta hnada našeho Knjeza Jezom Chrysta budź z wašim duchom, lubi bratřa. Hamjeń. Phil. 4, 23. 2 Tim. 4, 22. List na Galatizkich pisany a pósłany z Roma.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0T16:17:30.337759478</dc:date>
    <meta:editing-duration>PT47S</meta:editing-duration>
    <meta:editing-cycles>1</meta:editing-cycles>
    <meta:document-statistic meta:table-count="0" meta:image-count="0" meta:object-count="0" meta:page-count="8" meta:paragraph-count="189" meta:word-count="3674" meta:character-count="21461" meta:non-whitespace-character-count="17772"/>
  </office:meta>
</office:document-meta>
</file>